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4: The call of the desert</text:p>
      <text:p text:style-name="Standard">RGB</text:p>
      <text:p text:style-name="Standard">R242 <text:s/>G197 <text:s/>B163</text:p>
      <text:p text:style-name="Standard">R134 G47 B24</text:p>
      <text:p text:style-name="Standard">R59 <text:s/>G27 <text:s/>B2<text:bookmark text:name="_GoBack"/>2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08:08:00</meta:creation-date>
    <dc:date>2024-08-20T08:08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8" meta:character-count="80" meta:non-whitespace-character-count="64"/>
    <meta:user-defined meta:name="AppVersion">15.0000</meta:user-defined>
    <meta:template xlink:type="simple" xlink:actuate="onRequest" xlink:title="Normal.dotm" xlink:href=""/>
  </office:meta>
</office:document-meta>
</file>